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9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100" style:family="table-column">
      <style:table-column-properties fo:break-before="auto" style:column-width="6.0083in"/>
    </style:style>
    <style:style style:name="co10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102" style:family="table-column">
      <style:table-column-properties fo:break-before="auto" style:column-width="0.648in"/>
    </style:style>
    <style:style style:name="co103" style:family="table-column">
      <style:table-column-properties fo:break-before="auto" style:column-width="0.7425in"/>
    </style:style>
    <style:style style:name="co104"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69" style:family="table-column">
      <style:table-column-properties fo:break-before="auto" style:column-width="0.7016in"/>
    </style:style>
    <style:style style:name="co70" style:family="table-column">
      <style:table-column-properties fo:break-before="auto" style:column-width="0.8189in"/>
    </style:style>
    <style:style style:name="co71" style:family="table-column">
      <style:table-column-properties fo:break-before="auto" style:column-width="6.7937in"/>
    </style:style>
    <style:style style:name="co95" style:family="table-column">
      <style:table-column-properties fo:break-before="auto" style:column-width="1.5945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76" style:family="table-row">
      <style:table-row-properties style:row-height="2.0835in" fo:break-before="auto" style:use-optimal-row-height="true"/>
    </style:style>
    <style:style style:name="ro77" style:family="table-row">
      <style:table-row-properties style:row-height="1.4193in" fo:break-before="auto" style:use-optimal-row-height="true"/>
    </style:style>
    <style:style style:name="ro31" style:family="table-row">
      <style:table-row-properties style:row-height="1.1091in" fo:break-before="auto" style:use-optimal-row-height="true"/>
    </style:style>
    <style:style style:name="ro21" style:family="table-row">
      <style:table-row-properties style:row-height="2.9744in" fo:break-before="auto" style:use-optimal-row-height="true"/>
    </style:style>
    <style:style style:name="ro32" style:family="table-row">
      <style:table-row-properties style:row-height="0.9535in" fo:break-before="auto" style:use-optimal-row-height="true"/>
    </style:style>
    <style:style style:name="ro41" style:family="table-row">
      <style:table-row-properties style:row-height="1.7307in" fo:break-before="auto" style:use-optimal-row-height="true"/>
    </style:style>
    <style:style style:name="ro16"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20" style:family="table-row">
      <style:table-row-properties style:row-height="0.9535in" fo:break-before="auto" style:use-optimal-row-height="true"/>
    </style:style>
    <style:style style:name="ro26" style:family="table-row">
      <style:table-row-properties style:row-height="2.5075in" fo:break-before="auto" style:use-optimal-row-height="true"/>
    </style:style>
    <style:style style:name="ro22" style:family="table-row">
      <style:table-row-properties style:row-height="1.5752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6634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78" style:family="table-row">
      <style:table-row-properties style:row-height="2.8189in" fo:break-before="auto" style:use-optimal-row-height="true"/>
    </style:style>
    <style:style style:name="ro79"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71" style:family="table-row">
      <style:table-row-properties style:row-height="5.9283in" fo:break-before="auto" style:use-optimal-row-height="true"/>
    </style:style>
    <style:style style:name="ro72" style:family="table-row">
      <style:table-row-properties style:row-height="7.9492in" fo:break-before="auto" style:use-optimal-row-height="true"/>
    </style:style>
    <style:style style:name="ro73" style:family="table-row">
      <style:table-row-properties style:row-height="3.1299in" fo:break-before="auto" style:use-optimal-row-height="true"/>
    </style:style>
    <style:style style:name="ro74" style:family="table-row">
      <style:table-row-properties style:row-height="2.487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8" style:family="table-cell" style:parent-style-name="Default" style:data-style-name="N100">
      <style:table-cell-properties fo:wrap-option="wrap"/>
      <style:text-properties style:text-position=""/>
    </style:style>
    <style:style style:name="ce10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10"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11" style:family="table-cell" style:parent-style-name="Default" style:data-style-name="N100">
      <style:table-cell-properties fo:background-color="transparent" fo:wrap-option="wrap"/>
      <style:text-properties style:text-position=""/>
    </style: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12" style:family="table-cell" style:parent-style-name="Default" style:data-style-name="N100">
      <style:table-cell-properties style:text-align-source="fix" style:repeat-content="false" fo:wrap-option="wrap"/>
      <style:paragraph-properties fo:text-align="start"/>
      <style:text-properties style:text-position=""/>
    </style:style>
    <style:style style:name="ce113"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11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 style:family="table-cell" style:parent-style-name="Default" style:data-style-name="N100">
      <style:table-cell-properties fo:wrap-option="wrap"/>
      <style:text-properties style:text-position=""/>
    </style:style>
    <style:style style:name="ce95"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9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98" style:family="table-cell" style:parent-style-name="Default" style:data-style-name="N100">
      <style:table-cell-properties style:text-align-source="fix" style:repeat-content="false" fo:wrap-option="wrap"/>
      <style:paragraph-properties fo:text-align="start"/>
    </style:style>
    <style:style style:name="ce9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0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01"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0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03" style:family="table-cell" style:parent-style-name="Default" style:data-style-name="N100">
      <style:table-cell-properties fo:wrap-option="wrap"/>
    </style:style>
    <style:style style:name="ce10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0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10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10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T8" style:family="text">
      <style:text-properties fo:font-weight="bold" style:font-weight-asian="bold" style:font-weight-complex="bold"/>
    </style:style>
    <style:style style:name="T40"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9" style:family="text">
      <style:text-properties fo:font-size="11pt" fo:font-weight="bold" style:font-size-asian="11pt" style:font-weight-asian="bold" style:font-size-complex="11pt" style:font-weight-complex="bold"/>
    </style:style>
    <style:style style:name="T50" style:family="text">
      <style:text-properties style:font-size-asian="10pt" style:font-size-complex="5.69999980926514pt"/>
    </style:style>
    <style:style style:name="T51" style:family="text"/>
    <style:style style:name="T52" style:family="text">
      <style:text-properties style:text-position="super 58%"/>
    </style:style>
    <style:style style:name="T53" style:family="text">
      <style:text-properties style:font-weight-asian="bold" style:font-size-complex="5.69999980926514pt" style:font-weight-complex="bold"/>
    </style:style>
    <style:style style:name="T54" style:family="text">
      <style:text-properties fo:font-size="12pt" fo:font-weight="normal" style:font-weight-asian="normal" style:font-weight-complex="normal"/>
    </style:style>
  </office:automatic-styles>
  <office:body>
    <office:spreadsheet>
      <table:table table:name="MTF and Time Factors" table:style-name="ta1">
        <table:table-column table:style-name="co1" table:default-cell-style-name="ce108"/>
        <table:table-column table:style-name="co99" table:default-cell-style-name="ce108"/>
        <table:table-column table:style-name="co3" table:default-cell-style-name="ce108"/>
        <table:table-column table:style-name="co4" table:default-cell-style-name="ce108"/>
        <table:table-column table:style-name="co100" table:default-cell-style-name="ce108"/>
        <table:table-column table:style-name="co101" table:default-cell-style-name="ce108"/>
        <table:table-row table:style-name="ro1">
          <table:table-cell table:number-columns-repeated="6"/>
        </table:table-row>
        <table:table-row table:style-name="ro14">
          <table:table-cell table:style-name="ce109" office:value-type="string">
            <text:p>Chapter</text:p>
          </table:table-cell>
          <table:table-cell table:style-name="ce109" office:value-type="string">
            <text:p>Page</text:p>
          </table:table-cell>
          <table:table-cell table:style-name="ce109" office:value-type="string">
            <text:p>Timestamp given</text:p>
          </table:table-cell>
          <table:table-cell table:style-name="ce109" office:value-type="string">
            <text:p>Actual timestamp</text:p>
          </table:table-cell>
          <table:table-cell table:style-name="ce109" office:value-type="string">
            <text:p>Event</text:p>
          </table:table-cell>
          <table:table-cell table:style-name="ce109"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76">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40">factor</text:span> that proves all things. The measurement of time first originated and is based on the earth's motion upon its axis. One of the smallest cycles, or time<text:span text:style-name="T8"> </text:span><text:span text:style-name="T40">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7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31">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7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11"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32">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41">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text:span text:style-name="T8">working on some of his new discoveries</text:span>.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text:span text:style-name="T8">United States Government </text:span>and are<text:span text:style-name="T8"> working on war weapons and ammunition."</text:span></text:p>
          </table:table-cell>
          <table:table-cell/>
        </table:table-row>
        <table:table-row table:style-name="ro16">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31">
          <table:table-cell/>
          <table:table-cell office:value-type="string">
            <text:p>346</text:p>
          </table:table-cell>
          <table:table-cell table:style-name="ce110"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24">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32">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32">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31">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69" table:default-cell-style-name="ce98"/>
        <table:table-column table:style-name="co70" table:default-cell-style-name="ce98"/>
        <table:table-column table:style-name="co24" table:default-cell-style-name="ce98"/>
        <table:table-column table:style-name="co4" table:default-cell-style-name="ce98"/>
        <table:table-column table:style-name="co71" table:default-cell-style-name="ce98"/>
        <table:table-column table:style-name="co95" table:default-cell-style-name="ce98"/>
        <table:table-column table:style-name="co4" table:number-columns-repeated="1018" table:default-cell-style-name="ce98"/>
        <table:table-row table:style-name="ro13">
          <table:table-cell table:style-name="ce95" office:value-type="string">
            <text:p>rluu: Post #22032 responds to someone who suggests that MAM might be Venus angles of Mercury.</text:p>
          </table:table-cell>
          <table:table-cell table:style-name="ce96" table:number-columns-repeated="5"/>
          <table:table-cell table:number-columns-repeated="1018"/>
        </table:table-row>
        <table:table-row table:style-name="ro13">
          <table:table-cell table:style-name="ce95" office:value-type="string">
            <text:p>rluu: The following are excerpts that I think are relevant for the search words: “Marie”, “angel”, “mercy”, “merci” (“merciful”, “merciless”).</text:p>
          </table:table-cell>
          <table:table-cell table:style-name="ce96" table:number-columns-repeated="5"/>
          <table:table-cell table:number-columns-repeated="1018"/>
        </table:table-row>
        <table:table-row table:style-name="ro13">
          <table:table-cell table:style-name="ce95" office:value-type="string">
            <text:p>rluu: I believe “mercy” to be related to the “mercy” node in the Tree of Life.</text:p>
          </table:table-cell>
          <table:table-cell table:style-name="ce96" table:number-columns-repeated="5"/>
          <table:table-cell table:number-columns-repeated="1018"/>
        </table:table-row>
        <table:table-row table:style-name="ro14">
          <table:table-cell table:style-name="ce96" office:value-type="string">
            <text:p>Chapter</text:p>
          </table:table-cell>
          <table:table-cell table:style-name="ce96" office:value-type="string">
            <text:p>Page</text:p>
          </table:table-cell>
          <table:table-cell table:style-name="ce96" office:value-type="string">
            <text:p>Timestamp given</text:p>
          </table:table-cell>
          <table:table-cell table:style-name="ce96" office:value-type="string">
            <text:p>Actual timestamp</text:p>
          </table:table-cell>
          <table:table-cell table:style-name="ce96" office:value-type="string">
            <text:p>Event</text:p>
          </table:table-cell>
          <table:table-cell table:style-name="ce96" office:value-type="string">
            <text:p>Notes/Comments</text:p>
          </table:table-cell>
          <table:table-cell table:number-columns-repeated="1018"/>
        </table:table-row>
        <table:table-row table:style-name="ro71">
          <table:table-cell table:style-name="ce97"/>
          <table:table-cell table:style-name="ce99" office:value-type="string">
            <text:p>2-4 (“archangel” mentioned on pg. 3, “angels” mentioned on pg. 3.)</text:p>
          </table:table-cell>
          <table:table-cell table:style-name="ce99" office:value-type="string">
            <text:p>“[RG] at about the age of five.”</text:p>
          </table:table-cell>
          <table:table-cell table:style-name="ce97"/>
          <table:table-cell table:style-name="ce99"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8">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8">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8">angels</text:span>, in flaming fire taking vengeance on them that know not God, and that obey not the gospel of our Lord <text:span text:style-name="T8">Jesus Christ</text:span>.” The preacher said that the Lord had placed the <text:span text:style-name="T8">rainbow</text:span> in the sky as a testimony that he would never again destroy the world by<text:span text:style-name="T8"> water</text:span>, but explained that<text:span text:style-name="T8"> God would come again in a flame of fire </text:span>and thus take vengeance on those who did not believe and <text:span text:style-name="T8">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8">his </text:span><text:span text:style-name="T8">word</text:span>.</text:p>
            <text:p/>
            <text:p>Bobbie was in Sunday School again and heard them read from 1 Tim. 2: 11-14: “Let the <text:span text:style-name="T8">woman</text:span> learn in <text:span text:style-name="T8">silence</text:span> with all <text:span text:style-name="T8">subjection</text:span>. But I suffer not a woman to teach, nor to usurp authority over the man, but to be in <text:span text:style-name="T8">silence</text:span>. For <text:span text:style-name="T8">Adam</text:span> was first <text:span text:style-name="T8">formed</text:span>, then <text:span text:style-name="T8">Eve</text:span>. <text:s/>And Adam was not deceived; but the woman being deceived, was in the transgression.” He asked the Sunday School teacher to explain what this meant, -- by learning in <text:span text:style-name="T8">silence</text:span> and <text:span text:style-name="T8">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8">Kingdom of God.</text:span>” She explained that his mother set an example more by her love and devotion than by <text:span text:style-name="T8">words</text:span>; that a mother's actions would influence a child more than anything she could say, and this was the great <text:span text:style-name="T8">silent </text:span>teaching.</text:p>
            <text:p/>
          </table:table-cell>
          <table:table-cell table:style-name="ce99" office:value-type="string">
            <text:p>This part in the beginning of the book seems to be about MAM in RG's 7 days, which is also described at the Peace Conference of the World.</text:p>
          </table:table-cell>
          <table:table-cell table:number-columns-repeated="1018"/>
        </table:table-row>
        <table:table-row table:style-name="ro72">
          <table:table-cell table:style-name="ce97"/>
          <table:table-cell table:style-name="ce99" office:value-type="string">
            <text:p>31-32 (“angel face” mentioned on pg. 31).</text:p>
          </table:table-cell>
          <table:table-cell table:style-name="ce99"/>
          <table:table-cell table:style-name="ce97"/>
          <table:table-cell table:style-name="ce99"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8">Marie's lovely</text:span> <text:span text:style-name="T8">angel face</text:span> marched sternly in the <text:span text:style-name="T8">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99" office:value-type="string">
            <text:p>Poem “A Broken Vow” included in a letter from Walter to Robert.</text:p>
          </table:table-cell>
          <table:table-cell table:number-columns-repeated="1018"/>
        </table:table-row>
        <table:table-row table:style-name="ro78">
          <table:table-cell table:style-name="ce97"/>
          <table:table-cell table:style-name="ce99" office:value-type="string">
            <text:p>169-170 (“angel faces” mentioned on pg. 170).</text:p>
          </table:table-cell>
          <table:table-cell table:style-name="ce99" office:value-type="string">
            <text:p>“[RG's] birthday” <text:s/>[June 9, 1927].</text:p>
          </table:table-cell>
          <table:table-cell table:style-name="ce97"/>
          <table:table-cell table:style-name="ce99" office:value-type="string">
            <text:p>Final verse (3rd verse) of poem “Lead Kindly Light":</text:p>
            <text:p/>
            <text:p>So long thy power hath blessed me, sure it still</text:p>
            <text:p>Will lead me on;</text:p>
            <text:p>O'er moor and fen, o'er crag and torrent till</text:p>
            <text:p>The <text:span text:style-name="T8">night</text:span> is gone;</text:p>
            <text:p>And with the <text:span text:style-name="T8">morn</text:span> those <text:span text:style-name="T8">angel</text:span> <text:span text:style-name="T8">faces</text:span> smile</text:p>
            <text:p>Which I have loved <text:span text:style-name="T8">long</text:span> since, and lost awhile.</text:p>
            <text:p/>
            <text:p>The <text:span text:style-name="T8">last few lines</text:span> of the final verse impressed him strongly. Robert felt that Marie was only lost for awhile and that on<text:span text:style-name="T8"> the coming morning</text:span> he would meet the future with a <text:span text:style-name="T8">smile</text:span>,<text:span text:style-name="T8"> face it with hope</text:span>, <text:span text:style-name="T35">courage</text:span> and <text:span text:style-name="T35">determination</text:span> and <text:span text:style-name="T8">make some new plans</text:span>; figure some other new way by which he might locate <text:span text:style-name="T8">Marie</text:span> or obtain some news of her whereabouts. Realizing more than ever that <text:span text:style-name="T8">hope</text:span> deferred maketh the heart grow sick, Robert read everything in the Bible that he could find on <text:span text:style-name="T8">love</text:span>. At last he read the <text:span text:style-name="T8">song of Solomon. </text:span><text:s/>Robert knew that he would never leave his first love and go back on her, that that was the one <text:span text:style-name="T8">love</text:span> of his life and that it would remain so long as there was life in his body. With this resolve in his heart he decided to <text:span text:style-name="T8">face</text:span> the future with <text:span text:style-name="T8">hope</text:span>.</text:p>
            <text:p/>
          </table:table-cell>
          <table:table-cell table:style-name="ce99"/>
          <table:table-cell table:number-columns-repeated="1018"/>
        </table:table-row>
        <table:table-row table:style-name="ro31">
          <table:table-cell table:style-name="ce97"/>
          <table:table-cell table:style-name="ce99" office:value-type="string">
            <text:p>172</text:p>
          </table:table-cell>
          <table:table-cell table:style-name="ce99" office:value-type="string">
            <text:p>None given.</text:p>
          </table:table-cell>
          <table:table-cell table:style-name="ce97"/>
          <table:table-cell table:style-name="ce99" office:value-type="string">
            <text:p>Psalms 19: 1, 4 and 6: “The heavens declare the <text:span text:style-name="T8">glory</text:span> of God: and the firmament sheweth his handywork.</text:p>
            <text:p>Their <text:span text:style-name="T8">line</text:span> is gone out thru all the earth, and their words to the <text:span text:style-name="T8">end of the world.</text:span> In them hath he set a <text:span text:style-name="T8">tabernacle for the sun</text:span>; His going forth is from the<text:span text:style-name="T8"> end of the heaven</text:span>, and his circuit unto the ends of it: and there is nothing hid from the heat thereof.”</text:p>
            <text:p>Psalms 136: 7 and 9:</text:p>
            <text:p>“To him that made great lights: for his <text:span text:style-name="T8">mercy </text:span>endureth for ever: The moon and the stars to rule by <text:span text:style-name="T8">night</text:span>: for his <text:span text:style-name="T8">mercy </text:span>endureth for ever.”</text:p>
          </table:table-cell>
          <table:table-cell table:style-name="ce99"/>
          <table:table-cell table:number-columns-repeated="1018"/>
        </table:table-row>
        <table:table-row table:style-name="ro14">
          <table:table-cell table:style-name="ce97"/>
          <table:table-cell table:style-name="ce99" office:value-type="string">
            <text:p>175</text:p>
          </table:table-cell>
          <table:table-cell table:style-name="ce99" office:value-type="string">
            <text:p>None given.</text:p>
          </table:table-cell>
          <table:table-cell table:style-name="ce97"/>
          <table:table-cell table:style-name="ce99" office:value-type="string">
            <text:p>Habakkuk 3:2: "O Lord, I have beard thy speech, and was afraid; O Lord, <text:span text:style-name="T8">revive thy work</text:span> in the <text:span text:style-name="T8">midst </text:span><text:span text:style-name="T8">of the years</text:span>, in<text:span text:style-name="T8"> the midst of the years make known</text:span>; in wrath remember <text:span text:style-name="T8">mercy</text:span>."</text:p>
          </table:table-cell>
          <table:table-cell table:style-name="ce99"/>
          <table:table-cell table:number-columns-repeated="1018"/>
        </table:table-row>
        <table:table-row table:style-name="ro35">
          <table:table-cell table:style-name="ce97"/>
          <table:table-cell table:style-name="ce99" office:value-type="string">
            <text:p>192-193 (“angel” mentioned on pg. 193).</text:p>
          </table:table-cell>
          <table:table-cell table:style-name="ce99" office:value-type="string">
            <text:p>None given, but the previous date is “Monday June 13 [1927]”, and it is probably still this day.</text:p>
          </table:table-cell>
          <table:table-cell table:style-name="ce97"/>
          <table:table-cell table:style-name="ce99" office:value-type="string">
            <text:p>A great love like this must come to every man. In the <text:span text:style-name="T8">Springtime</text:span> of life it may be, or in those <text:span text:style-name="T8">sunny </text:span><text:span text:style-name="T8">solaces</text:span> of the <text:span text:style-name="T8">afternoon</text:span> when the <text:span text:style-name="T8">waning day</text:span> brings sadness and man looks back and longs for the time when he might have loved, when he was younger and lived longer. <text:span text:style-name="T8">Love is the elixir of life.</text:span> It is a greater cure than any medicine. <text:s/>It has built up <text:span text:style-name="T8">kingdoms</text:span> and <text:span text:style-name="T8">destroyed nations</text:span>. You have ambitions now and a desire for gold, but after all, Walter, what can it buy? All the gold in the world cannot buy the tender touch of a little child’s <text:span text:style-name="T8">fingers</text:span> or the <text:span text:style-name="T8">lovelight</text:span> in <text:span text:style-name="T8">angel eyes</text:span> like <text:span text:style-name="T8">Marie’s</text:span>. It gives satisfaction that nothing else can.” <text:s/>Walter said, “Robert, you always drift back to Marie and her <text:span text:style-name="T8">eyes</text:span>. Those <text:span text:style-name="T8">beautiful black eyes</text:span> that you talk about may be wonderful, but you remember the old saying, ‘Can you be true to eyes of <text:span text:style-name="T8">black</text:span> or <text:span text:style-name="T8">brown</text:span>, when <text:span text:style-name="T8">blue</text:span> has smiled on you.’ You will find that a change will come sooner or later if Marie doesn’t show up and you will be the better for it.”</text:p>
          </table:table-cell>
          <table:table-cell table:style-name="ce99" office:value-type="string">
            <text:p>Angel connected to eyes.</text:p>
          </table:table-cell>
          <table:table-cell table:number-columns-repeated="1018"/>
        </table:table-row>
        <table:table-row table:style-name="ro35">
          <table:table-cell table:style-name="ce97"/>
          <table:table-cell table:style-name="ce99" office:value-type="string">
            <text:p>206</text:p>
          </table:table-cell>
          <table:table-cell table:style-name="ce99" office:value-type="string">
            <text:p>None given, but last timestamp is “Fall and Winter of 1927”.</text:p>
          </table:table-cell>
          <table:table-cell table:style-name="ce97"/>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8">angel</text:span> of memory would steal over me and I would again <text:span text:style-name="T8">hope</text:span> that some day, somewhere, I would find my Katie.” Here the old man’s eyes grew dim with tears. He<text:span text:style-name="T8"> </text:span><text:span text:style-name="T8">drew an old wallet from his pocket</text:span>, took out a <text:span text:style-name="T8">package</text:span>, slowly unwrapped it. <text:s/>In there was a <text:span text:style-name="T8">picture</text:span> in a <text:span text:style-name="T8">little gold frame</text:span>. The aged hands trembled, his voice grew weak as he handed the picture to Robert with some faded <text:span text:style-name="T8">flowers</text:span> which he had <text:span text:style-name="T8">pressed</text:span> out and kept and said: “These <text:span text:style-name="T8">flowers</text:span> were picked by her own<text:span text:style-name="T8"> little</text:span> <text:span text:style-name="T8">hands</text:span> over<text:span text:style-name="T8"> forty years ago</text:span>.” <text:s/>He then broke down and wept bitterly. Robert was deeply moved by the old man’s great devotion to his long-lost sweetheart and begged him to tell more of the story.</text:p>
          </table:table-cell>
          <table:table-cell table:style-name="ce99"/>
          <table:table-cell table:number-columns-repeated="1018"/>
        </table:table-row>
        <table:table-row table:style-name="ro77">
          <table:table-cell table:style-name="ce97"/>
          <table:table-cell table:style-name="ce99" office:value-type="string">
            <text:p>211</text:p>
          </table:table-cell>
          <table:table-cell table:style-name="ce99" office:value-type="string">
            <text:p>None given, but last timestamp is “Fall and Winter of 1927”.</text:p>
          </table:table-cell>
          <table:table-cell table:style-name="ce97"/>
          <table:table-cell office:value-type="string">
            <text:p>The minister again bent over him and whispered slowly, “Will you accept <text:span text:style-name="T8">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8">faith</text:span> to a long-lost <text:span text:style-name="T8">love</text:span> must receive its reward in <text:span text:style-name="T8">heaven</text:span> and a just God will extend <text:span text:style-name="T8">mercy</text:span> to a soul like that,” said the minister. Robert was in tears. He felt that he had net only lost a friend, but a very dear friend, and that while the old man’s going had taken something from his life, yet <text:span text:style-name="T8">the example was one that would be of great comfort and benefit to him (RG)</text:span>. He knew that he would live <text:span text:style-name="T8">faithful</text:span> to <text:span text:style-name="T8">Marie</text:span>, and that <text:span text:style-name="T8">he would die, as the old man died, longing for </text:span><text:span text:style-name="T8">Marie, no matter what happened.</text:span></text:p>
          </table:table-cell>
          <table:table-cell table:style-name="ce99"/>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01" office:value-type="string">
            <text:p><text:span text:style-name="T10"><text:s/></text:span><text:span text:style-name="T10">In the Fall of 1928, Robert and Walter completed an invention of Sun-mirrors, whereby they were able </text:span><text:span text:style-name="T10">to</text:span></text:p>
            <text:p><text:span text:style-name="T10">collect the rays from the sun and produce heat powerful enough to melt down skyscrapers in a few </text:span><text:span text:style-name="T10">minutes. With these mirrors and the aid of electricity, they discovered a powerful light ray Robert knew </text:span><text:span text:style-name="T10">that this was going to be of great value in the coming war. They named this machine "The Demon of </text:span><text:span text:style-name="T10">Death." Miss Quinton had been very much interested in this machine during the course of construction, </text:span><text:span text:style-name="T10">and she named it "Spit-Fire" because it could send forth such powerful sparks of fire, destroying instantly </text:span><text:span text:style-name="T10">any metal that it touched. They held a conference and agreed that this new discovery must be kept </text:span><text:span text:style-name="T10">secret and should never be used except in the defense of the United States in time of war and only then </text:span><text:span text:style-name="T10">if our country was in dire peril and unable to cope with the enemy. There was one </text:span><text:span text:style-name="T13">secret connected with </text:span><text:span text:style-name="T13">the machine that only Robert </text:span><text:span text:style-name="T10">knew. </text:span><text:span text:style-name="T11">They intended to start to build a giant airship in a short time </text:span><text:span text:style-name="T11">equipped with "The Demon of Death." They figured it would send a powerful death ray 3000 to </text:span><text:span text:style-name="T11">5000 miles through space, destroying everything within a radius of 700 miles. Work was started </text:span><text:span text:style-name="T11">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32">
          <table:table-cell office:value-type="string">
            <text:p>20</text:p>
          </table:table-cell>
          <table:table-cell office:value-type="string">
            <text:p>237</text:p>
          </table:table-cell>
          <table:table-cell office:value-type="string">
            <text:p>Approaching the end of 1928</text:p>
          </table:table-cell>
          <table:table-cell/>
          <table:table-cell table:style-name="ce101" office:value-type="string">
            <text:p><text:span text:style-name="T10"><text:s/></text:span><text:span text:style-name="T10">Great progress had been made in aviation. Airplanes were carrying mail at the rate of 300 miles per </text:span><text:span text:style-name="T10">hour. Passenger lines were now starting all over the United States.</text:span><text:span text:style-name="T11"> "Marie the Angel of Mercy," </text:span><text:span text:style-name="T11">Robert's great ship, was rapidly nearing completion.</text:span><text:span text:style-name="T10"> The new </text:span><text:span text:style-name="T11">12-cylinder motor </text:span><text:span text:style-name="T10">had been tested </text:span><text:span text:style-name="T10">and the engineers had estimated that they would attain a</text:span><text:span text:style-name="T11"> speed</text:span></text:p>
            <text:p><text:span text:style-name="T11">of 1000 miles per hour</text:span><text:span text:style-name="T10">. Robert was elated over the success and knew that he would now be prepared </text:span><text:span text:style-name="T10">to help his country in time 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02" office:value-type="string">
            <text:p><text:s/>The new ship "<text:span text:style-name="T8">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18">
          <table:table-cell/>
          <table:table-cell office:value-type="string">
            <text:p>254</text:p>
          </table:table-cell>
          <table:table-cell office:value-type="string">
            <text:p>None given.</text:p>
          </table:table-cell>
          <table:table-cell/>
          <table:table-cell table:style-name="ce102" office:value-type="string">
            <text:p>From legend of Silver Springs: "Gord A'mighty, dat chile a <text:span text:style-name="T8">angel</text:span> sho' nuff. She mus' done talked to de Lawd; she knowed how all dat gwine to be," muttered the old woman, as she rowed back to her cabin in the moonlight.</text:p>
          </table:table-cell>
          <table:table-cell table:number-columns-repeated="1019"/>
        </table:table-row>
        <table:table-row table:style-name="ro35">
          <table:table-cell/>
          <table:table-cell office:value-type="string">
            <text:p>255-256 (“angel” mentioned on pg. 256).</text:p>
          </table:table-cell>
          <table:table-cell office:value-type="string">
            <text:p>None given.</text:p>
          </table:table-cell>
          <table:table-cell/>
          <table:table-cell table:style-name="ce102" office:value-type="string">
            <text:p>As for the first time the secret bridal chamber of Silver Springs has been made known to the world, it will be interesting to its future visitors, as they approach that part of it known as <text:span text:style-name="T8">"Boiling Springs,"</text:span> to note in the whir of the water beneath (the only part of the water not perfectly placid) the constant shower of tiny, pearl-like shells poured forth from the fissure in the <text:span text:style-name="T8">rock</text:span>, and which Aunt Silly says are the jewels the <text:span text:style-name="T8">angels</text:span> gave Bernice Mayo upon her wedding morning when her lover joined her in their fairy palace in <text:span text:style-name="T8">Silver Springs</text:span>. There is, too, a curious <text:span text:style-name="T8">flower</text:span> growing in the springs -- a flower with leaf like a lily, and a blossom shaped like an orange blossom. Its peculiar waxy whiteness and yellow petals are like Bernice Mayo's <text:span text:style-name="T8">face</text:span> and <text:span text:style-name="T8">hair</text:span>, Aunt Silly says, and she calls them <text:span text:style-name="T8">"Bernice Bridal Wreath."</text:span> <text:s/>There is a legend among the young people of Ocala that a woman presented with one of these blossoms will become a bride ere the <text:span text:style-name="T8">close of the year</text:span>.</text:p>
          </table:table-cell>
          <table:table-cell table:number-columns-repeated="1019"/>
        </table:table-row>
        <table:table-row table:style-name="ro32">
          <table:table-cell office:value-type="string">
            <text:p>24</text:p>
          </table:table-cell>
          <table:table-cell office:value-type="string">
            <text:p>271</text:p>
          </table:table-cell>
          <table:table-cell table:style-name="ce100" office:value-type="string">
            <text:p>Latter part of April, 1929</text:p>
          </table:table-cell>
          <table:table-cell/>
          <table:table-cell table:style-name="ce101" office:value-type="string">
            <text:p><text:span text:style-name="T10">He told Robert that [sleeping gas] must be kept a secret until time of war when with the new ship "Marie </text:span><text:span text:style-name="T10">the Angel of Mercy," traveling</text:span><text:span text:style-name="T11"> 1000 miles an hour</text:span><text:span text:style-name="T10">, they could go from one city to another or from one </text:span><text:span text:style-name="T10">battlefield to another, </text:span><text:span text:style-name="T11">release the gas and put everyone to sleep for 7 days</text:span><text:span text:style-name="T10">. In the meantime, with </text:span><text:span text:style-name="T10">"The Demon of Death" -- they could destroy the enemy's bases and fortifications; would be able to make </text:span><text:span text:style-name="T10">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77">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he Angel of Mercy</text:span>," -- his great plane secretly stored away in the <text:span text:style-name="T8">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ship</text:span> "<text:span text:style-name="T8">Marie the Angel of Mercy</text:span>," which they had safely stored away in the<text:span text:style-name="T8">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21">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he Angel of Mercy</text:span>,” to test out this <text:span text:style-name="T8">giant Ezekiel airplane</text:span>, and bring it to <text:span text:style-name="T8">New </text:span><text:span text:style-name="T8">York City</text:span>. The machine for distributing the sleeping gas which would reach a radius of 700 miles, was made in readiness on the top floor of the building. “<text:span text:style-name="T8">Marie the 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text:span><text:span text:style-name="T8">Commander Gordon dispatched the sleeping gas by “Marie the Angel of Mercy,”</text:span> and it was distributed to the planes all across the country. <text:span text:style-name="T8">Colonel Kennelworth returned at the end of the </text:span><text:span text:style-name="T8">second day in “Marie the Angel of Mercy,” after distributing the sleeping gas and giving </text:span><text:span text:style-name="T8">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Angel of Mercy</text:span>," ascended to a height of more than <text:span text:style-name="T8">20 miles</text:span> and anchored the<text:span text:style-name="T8"> </text:span><text:span text:style-name="T8">"Marie" </text:span>in the air. The new inventions were a perfect success and the machine <text:span text:style-name="T8">could rise to any </text:span><text:span text:style-name="T8">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text:span><text:span text:style-name="T8">Angel of Mercy</text:span>" could carry enough sleeping gas to destroy or put to sleep people over thousands of miles of territory. After remaining anchored in the air for<text:span text:style-name="T8"> two days</text:span> to test "<text:span text:style-name="T8">Marie the Angel 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any </text:span><text:span text:style-name="T8">direction</text:span> <text:span text:style-name="T8">from a large city</text:span>. <text:s/>He had also discovered how to send ships thru the air without an <text:span text:style-name="T8">aviator</text:span>, directing them by<text:span text:style-name="T8"> radio rays,</text:span> which would enable them to distribute <text:span text:style-name="T8">sleeping gas</text:span> among the enemy's lines and prevent loss of any of his <text:span text:style-name="T8">valuable aviators</text:span>. He now had confidence that every city would be safe from an attack and no destruction could take place.</text:p>
          </table:table-cell>
          <table:table-cell table:style-name="ce100" office:value-type="string">
            <text:p>354 is the number of days in a lunar year.</text:p>
          </table:table-cell>
          <table:table-cell table:number-columns-repeated="1018"/>
        </table:table-row>
        <table:table-row table:style-name="ro29">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text:span><text:span text:style-name="T8">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text:span text:style-name="T8">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6">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50">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8">A button was </text:span><text:span text:style-name="T8">pressed </text:span>and<text:span text:style-name="T8"> in a few minutes</text:span> "<text:span text:style-name="T8">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8">I worked on it for years and completed it just before the </text:span><text:span text:style-name="T8">war broke out</text:span>. <text:span text:style-name="T8">Its most useful work is yet to be done</text:span>." Supreme Commander Gordon then explained fully the working of the "Demon of Death" to the President.</text:p>
          </table:table-cell>
          <table:table-cell table:number-columns-repeated="1019"/>
        </table:table-row>
        <table:table-row table:style-name="ro14">
          <table:table-cell/>
          <table:table-cell office:value-type="string">
            <text:p>376</text:p>
          </table:table-cell>
          <table:table-cell table:number-columns-repeated="2"/>
          <table:table-cell office:value-type="string">
            <text:p>They stepped upon board "<text:span text:style-name="T8">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35">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8">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66">
          <table:table-cell/>
          <table:table-cell office:value-type="string">
            <text:p>377</text:p>
          </table:table-cell>
          <table:table-cell table:number-columns-repeated="2"/>
          <table:table-cell office:value-type="string">
            <text:p>He then started "<text:span text:style-name="T8">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31">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8">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24">
          <table:table-cell/>
          <table:table-cell office:value-type="string">
            <text:p>378</text:p>
          </table:table-cell>
          <table:table-cell table:number-columns-repeated="2"/>
          <table:table-cell office:value-type="string">
            <text:p>On the way back, Supreme Commander Gordon told the President that the <text:span text:style-name="T8">Marie the Angel of Mercy</text:span> could make a <text:span text:style-name="T8">speed of 1000 miles an hour</text:span> and that <text:span text:style-name="T8">he</text:span> <text:span text:style-name="T8">could easily go round the world in 24 hours</text:span>. On their <text:span text:style-name="T8">return</text:span> all was quiet in New York City. <text:span text:style-name="T8">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8">Daniel's prophecy</text:span> and the <text:span text:style-name="T8">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18">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8"> forenoon of June 9th</text:span>, feeling much elated over the wonderful <text:span text:style-name="T8">victory</text:span>, proud of his native land and thankful that the Divine Power had given them the man of the <text:span text:style-name="T8">hour</text:span> at the right <text:span text:style-name="T8">time</text:span>.</text:p>
          </table:table-cell>
          <table:table-cell table:number-columns-repeated="1019"/>
        </table:table-row>
        <table:table-row table:style-name="ro14">
          <table:table-cell/>
          <table:table-cell office:value-type="string">
            <text:p>378</text:p>
          </table:table-cell>
          <table:table-cell office:value-type="string">
            <text:p>“forenoon of June 9” [1932]</text:p>
          </table:table-cell>
          <table:table-cell/>
          <table:table-cell office:value-type="string">
            <text:p>It had been a great <text:span text:style-name="T8">birthday</text:span> for Robert, because his country had been saved. His years of labor had been rewarded but yet no news had come of Marie.</text:p>
          </table:table-cell>
          <table:table-cell table:number-columns-repeated="1019"/>
        </table:table-row>
        <table:table-row table:style-name="ro73">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8">hands</text:span> <text:span text:style-name="T8">alone</text:span>, he could proceed to destroy every living thing in every nation, but his heart was full of <text:span text:style-name="T8">love</text:span> and <text:span text:style-name="T8">mercy</text:span> and only thru <text:span text:style-name="T8">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8">Marie</text:span> and as he <text:span text:style-name="T8">dreamed</text:span> of her, forgot whether he was <text:span text:style-name="T8">a man with Caesar</text:span> or a <text:span text:style-name="T8">God with Alexander</text:span>. Not once was he tempted to use the great power within his <text:span text:style-name="T8">hands</text:span>, for he knew that <text:span text:style-name="T8">love was kind and merciful</text:span>. All the writings of St. Paul had put stress on <text:span text:style-name="T8">love</text:span> and <text:span text:style-name="T8">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3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8">General Walter Kennelworth</text:span> to take charge of headquarters in <text:span text:style-name="T8">New York</text:span>, operate the sleeping gas machine and to use the "Demon of Death" in case of emergency. However, he felt sure that there would be no more attacks. <text:s/><text:span text:style-name="T8">General Edna Kennelworth</text:span> was ordered to <text:span text:style-name="T8">Washington</text:span> to resume charge in the <text:span text:style-name="T8">Capitol Building</text:span> and operate the machines for defense if necessary.</text:p>
          </table:table-cell>
          <table:table-cell office:value-type="string">
            <text:p>Right before RG's 7 days.</text:p>
          </table:table-cell>
          <table:table-cell table:number-columns-repeated="1018"/>
        </table:table-row>
        <table:table-row table:style-name="ro35">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8">Marie the Angel of </text:span><text:span text:style-name="T8">Mercy</text:span>, and was<text:span text:style-name="T8"> going alone</text:span> to <text:span text:style-name="T8">London, Berlin, Moscow, Madrid, Tokio </text:span>and destroy buildings in these cities and with the <text:span text:style-name="T8">light ray </text:span>put every city in <text:span text:style-name="T8">darkness</text:span>, put the people to <text:span text:style-name="T8">sleep</text:span> and leave them for<text:span text:style-name="T8"> </text:span><text:span text:style-name="T8">7 days</text:span>. Then he would destroy or conquer every important city in the world in <text:span text:style-name="T8">6 days</text:span>, just the same as God created the world in 6 days, and that <text:span text:style-name="T8">on the 7th day he would return to New York City</text:span> and await the action of the Allied Nations in regard to peace. He ordered all of the countries notified by <text:span text:style-name="T8">radio</text:span> that he would leave <text:span text:style-name="T8">New York City </text:span>on <text:span text:style-name="T8">Marie the Angel of Mercy</text:span>, which could make <text:span text:style-name="T8">1000 miles an hour</text:span>, and when he arrived in London and other cities everyone should be out of the buildings which he would destroy with the "Demon of Death"; that this was to be a mission of <text:span text:style-name="T8">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50">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text:span text:style-name="T8">Marie the Angel of Mercy</text:span> and in<text:span text:style-name="T8">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24">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8">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8">Marie the Angel of Mercy </text:span>sent forth its destructive <text:span text:style-name="T8">rays</text:span> and <text:span text:style-name="T8">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8">May 21st, 1927</text:span>. He informed the President that his time was limited, but in appreciation of the friendship of France he would anchor <text:span text:style-name="T8">Marie the Angel of Mercy</text:span> over Paris and <text:span text:style-name="T8">arrange lights to play upon her to make her </text:span><text:span text:style-name="T8">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41">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8">"Marie."</text:span> They could not see her and Supreme Commander Gordon communicated with them by radio and <text:span text:style-name="T8">anchored near the same spot where Lindbergh had landed over five years </text:span><text:span text:style-name="T8">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24">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8">"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3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7</text:p>
          </table:table-cell>
          <table:table-cell table:number-columns-repeated="2"/>
          <table:table-cell table:style-name="ce103"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66">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8">Marie </text:span><text:span text:style-name="T8">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32">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17">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8">Pekin</text:span>, China, where he destroyed buildings which had stood for thousands of years; discharged the sleeping gas and proceeded to <text:span text:style-name="T8">Tokio</text:span>.</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2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8">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8">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32">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8">Marie the Angel of Mercy</text:span> if they could see her. He knew that <text:span text:style-name="T8">"Marie"</text:span> could rise to a height of<text:span text:style-name="T8">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31">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8">Marie the Angel of Mercy</text:span>. When he arrived there he <text:span text:style-name="T8">circled</text:span> over his own old home out near Red River; then sailed the <text:span text:style-name="T8">"Marie"</text:span> down Stateline Avenue and anchored her in the air about <text:span text:style-name="T8">100 feet </text:span>above the street. He turned on the lights and made his great ship <text:span text:style-name="T8">visible</text:span>, so the people could see what had accomplished the great <text:span text:style-name="T8">victory</text:span>. It was the greatest celebration that Texarkana ever had. The people went wild with joy. His dear old mother was the happiest woman in the world. She greeted him affectionately; told him that all her <text:span text:style-name="T8">dreams</text:span> about him had come true.</text:p>
          </table:table-cell>
          <table:table-cell office:value-type="string">
            <text:p>RG's 7 days. <text:s/>Reference to just “Marie” is mentioned on page 400.</text:p>
          </table:table-cell>
          <table:table-cell table:number-columns-repeated="1018"/>
        </table:table-row>
        <table:table-row table:style-name="ro32">
          <table:table-cell office:value-type="string">
            <text:p>39</text:p>
          </table:table-cell>
          <table:table-cell office:value-type="string">
            <text:p>401</text:p>
          </table:table-cell>
          <table:table-cell office:value-type="string">
            <text:p>Early on the morning of the 7<text:span text:style-name="T52">th</text:span> day [of RG's 7 days]. <text:s/>Just before noon on the 7<text:span text:style-name="T52">th</text:span> day [of RG's 7 days].</text:p>
          </table:table-cell>
          <table:table-cell/>
          <table:table-cell office:value-type="string">
            <text:p>He could only make a short visit as he had to hurry on to New York. He notified Montreal, Canada, that he would arrive there <text:span text:style-name="T8">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8">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6">
          <table:table-cell office:value-type="string">
            <text:p>39</text:p>
          </table:table-cell>
          <table:table-cell office:value-type="string">
            <text:p>401</text:p>
          </table:table-cell>
          <table:table-cell table:number-columns-repeated="2"/>
          <table:table-cell table:style-name="ce104" office:value-type="string">
            <text:p><text:span text:style-name="T8">Marie the Angel of Mercy</text:span> <text:span text:style-name="T8">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8">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31">
          <table:table-cell office:value-type="string">
            <text:p>35</text:p>
          </table:table-cell>
          <table:table-cell office:value-type="string">
            <text:p>402</text:p>
          </table:table-cell>
          <table:table-cell table:number-columns-repeated="2"/>
          <table:table-cell table:style-name="ce104" office:value-type="string">
            <text:p>The Allied Enemy generals and officers knowing what could happen after the losses at New York and Washington obeyed the instructions of Supreme Commander Gordon and moved to a place of safety. <text:s/>After waiting <text:span text:style-name="T8">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8">Marie the Angel of Mercy </text:span>had visited.</text:p>
          </table:table-cell>
          <table:table-cell table:number-columns-repeated="1019"/>
        </table:table-row>
        <table:table-row table:style-name="ro16">
          <table:table-cell/>
          <table:table-cell office:value-type="string">
            <text:p>402</text:p>
          </table:table-cell>
          <table:table-cell office:value-type="string">
            <text:p>“Late on the 7<text:span text:style-name="T52">th</text:span> day”</text:p>
          </table:table-cell>
          <table:table-cell/>
          <table:table-cell table:style-name="ce104" office:value-type="string">
            <text:p><text:span text:style-name="T8">Late on the 7th day</text:span> the Allied Armies of the enemy began to awake. <text:span text:style-name="T8">Each day following for the next </text:span><text:span text:style-name="T8">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8">Marie the Angel of Mercy</text:span> and what had happened all over the world.</text:p>
          </table:table-cell>
          <table:table-cell table:number-columns-repeated="1019"/>
        </table:table-row>
        <table:table-row table:style-name="ro24">
          <table:table-cell/>
          <table:table-cell office:value-type="string">
            <text:p>402-403</text:p>
          </table:table-cell>
          <table:table-cell office:value-type="string">
            <text:p>“the second day after SCG's arrival”</text:p>
          </table:table-cell>
          <table:table-cell/>
          <table:table-cell table:style-name="ce104" office:value-type="string">
            <text:p>On the <text:span text:style-name="T8">second day</text:span> after Supreme Commander Gordon's arrival, the War Council of the United States and the President came to New York City to confer with the Supreme Commander. Reports had come from all parts of the world about his mission of <text:span text:style-name="T8">mercy</text:span>. Not one life had been reported lost. To say that he returned in triumph and great <text:span text:style-name="T8">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8">messages</text:span> poured in to Supreme Commander Gordon. The world was at the Supreme Commander's <text:span text:style-name="T8">feet</text:span>. He was hailed as the greatest man since <text:span text:style-name="T8">Jesus Christ.</text:span></text:p>
          </table:table-cell>
          <table:table-cell table:number-columns-repeated="1019"/>
        </table:table-row>
        <table:table-row table:style-name="ro29">
          <table:table-cell/>
          <table:table-cell office:value-type="string">
            <text:p>403</text:p>
          </table:table-cell>
          <table:table-cell office:value-type="string">
            <text:p>August 4, 1932</text:p>
          </table:table-cell>
          <table:table-cell/>
          <table:table-cell table:style-name="ce104" office:value-type="string">
            <text:p>On August 4th, 1932, all of the cities in the world where Supreme Commander Gordon had destroyed buildings, were heard from. Reports showed that everything was normal and that no lives were lost. <text:span text:style-name="T8">Messages</text:span> were pouring in from every part of the world to the Allied Enemy Commanders to make peace with the United States on any terms and never permit the return of <text:span text:style-name="T8">Marie the Angel of Mercy</text:span>. The Commanders of the Allied Enemy armies dispatched <text:span text:style-name="T8">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8">country</text:span>, our <text:span text:style-name="T8">name</text:span>, our <text:span text:style-name="T8">honor</text:span>, -- at that time we placed our fate in the <text:span text:style-name="T8">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77">
          <table:table-cell/>
          <table:table-cell office:value-type="string">
            <text:p>404</text:p>
          </table:table-cell>
          <table:table-cell table:number-columns-repeated="2"/>
          <table:table-cell table:style-name="ce104"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8">mercy</text:span> and <text:span text:style-name="T8">justice</text:span> has been demonstrated. <text:span text:style-name="T8">Our country</text:span> and<text:span text:style-name="T8"> the</text:span> <text:span text:style-name="T8">world</text:span> and its destiny are safe in the <text:span text:style-name="T8">hands</text:span> of a man like you. You have been guided by Almighty God and I make a motion that we say nothing, offer no advice, but leave everything in your <text:span text:style-name="T8">hands</text:span>. Whatever terms of peace you make, we will gladly abide by them."</text:p>
          </table:table-cell>
          <table:table-cell table:number-columns-repeated="1019"/>
        </table:table-row>
        <table:table-row table:style-name="ro77">
          <table:table-cell/>
          <table:table-cell table:style-name="Default" office:value-type="string">
            <text:p>404-405</text:p>
          </table:table-cell>
          <table:table-cell table:number-columns-repeated="2"/>
          <table:table-cell table:style-name="ce104" office:value-type="string">
            <text:p>When he had finished talking, Colonel Manson arose and said: "I second that motion. Let us make the vote unanimous by all rising." Every man rose immediately. <text:s/>The President grasped Supreme Commander Gordon's <text:span text:style-name="T8">hand</text:span> and thanked him for his great service to the United States and the <text:span text:style-name="T8">world</text:span>. Each Cabinet officer and army officer followed, and shook the Supreme Commander's <text:span text:style-name="T8">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41">
          <table:table-cell/>
          <table:table-cell office:value-type="string">
            <text:p>405</text:p>
          </table:table-cell>
          <table:table-cell table:number-columns-repeated="2"/>
          <table:table-cell table:style-name="ce10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8">message</text:span> for them and wanted them to<text:span text:style-name="T8"> take an </text:span><text:span text:style-name="T8">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8">hands</text:span>. All over the country <text:span text:style-name="T8">Old Glory</text:span> was waving from every building. Flags were printed with the picture of Supreme Commander Gordon on them and the picture of <text:span text:style-name="T8">"Marie the Angel of </text:span><text:span text:style-name="T8">Mercy."</text:span> The flags bore the inscription <text:span text:style-name="T8">"Tunnel thru the Air," "The Lone Aviator," "America's </text:span><text:span text:style-name="T8">Savior."</text:span></text:p>
          </table:table-cell>
          <table:table-cell table:number-columns-repeated="1019"/>
        </table:table-row>
        <table:table-row table:style-name="ro24">
          <table:table-cell/>
          <table:table-cell office:value-type="string">
            <text:p>405-406</text:p>
          </table:table-cell>
          <table:table-cell table:number-columns-repeated="2"/>
          <table:table-cell table:style-name="ce104" office:value-type="string">
            <text:p>Each day airplanes from all parts of the world began to bring the officials who were to be at the conference of all nations. <text:span text:style-name="T8">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41">
          <table:table-cell/>
          <table:table-cell office:value-type="string">
            <text:p>407-408 (“merciful” mentioned on pg. 408).</text:p>
          </table:table-cell>
          <table:table-cell table:number-columns-repeated="2"/>
          <table:table-cell table:style-name="ce104" office:value-type="string">
            <text:p><text:span text:style-name="T22">"Brothers and Sisters of the world: This is the greatest council that the world has ever known, for never </text:span><text:span text:style-name="T22">before in history has every nation gathered at a peace conference. We hope and verily believe this is to </text:span><text:span text:style-name="T22">be the last war. We expect to be one united people and follow the law laid down in the Bible, 'Love thy </text:span><text:span text:style-name="T22">neighbor as thyself.' Then there can be no more wars. It</text:span><text:span text:style-name="T36"> is my purpose at this time to introduce to you a </text:span><text:span text:style-name="T36">man </text:span><text:span text:style-name="T22">who needs no introduction, the prince of peace, a man of sorrow and acquainted with grief -- the </text:span><text:span text:style-name="T22">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text:span><text:span text:style-name="T22">be repaid. I now commend you to his care and keeping. Whatever terms he may make for peace, the </text:span><text:span text:style-name="T22">United States Government will</text:span></text:p>
            <text:p><text:span text:style-name="T22">ratify and confirm. I now take pleasure in presenting to you our Supreme Commander Robert Gordon </text:span><text:span text:style-name="T22">who will now address you."</text:span></text:p>
          </table:table-cell>
          <table:table-cell table:number-columns-repeated="1019"/>
        </table:table-row>
        <table:table-row table:style-name="ro17">
          <table:table-cell/>
          <table:table-cell office:value-type="string">
            <text:p>408</text:p>
          </table:table-cell>
          <table:table-cell table:number-columns-repeated="2"/>
          <table:table-cell table:style-name="ce105" office:value-type="string">
            <text:p><text:span text:style-name="T10"><text:s/></text:span><text:span text:style-name="T10">Supreme Commander Gordon arose and tried to quiet the great crowd. Women were on their feet and </text:span><text:span text:style-name="T10">men were shouting, "Hail the most just and </text:span><text:span text:style-name="T11">merciful</text:span><text:span text:style-name="T10"> man in the world." There was a mad rush to try to </text:span><text:span text:style-name="T10">get to the platform to shake his hand. When the noise had quieted down and order been restored </text:span><text:span text:style-name="T10">Supreme Commander Gordon raised the Holy Bible and said [...]</text:span></text:p>
          </table:table-cell>
          <table:table-cell table:number-columns-repeated="1019"/>
        </table:table-row>
        <table:table-row table:style-name="ro50">
          <table:table-cell/>
          <table:table-cell office:value-type="string">
            <text:p>408-409 (“merciful” mentioned on pg. 409).</text:p>
          </table:table-cell>
          <table:table-cell table:number-columns-repeated="2"/>
          <table:table-cell table:style-name="ce106" office:value-type="string">
            <text:p><text:span text:style-name="T53">"Brothers and Sisters of the United World: "The terms laid down in this book are the terms of peace that I </text:span><text:span text:style-name="T53">offer you. I am going to offer you peace on the same terms that Jesus would give you. The United States </text:span><text:span text:style-name="T53">has always stood for liberty and as the land of liberty it must set an example of peace and brotherly love </text:span><text:span text:style-name="T53">to the world as it has always done before. This</text:span></text:p>
            <text:p><text:span text:style-name="T53">country has never engaged in a war for personal gain. In the great World War, we refused to accept any </text:span><text:span text:style-name="T53">indemnities. We made the fight for a principle, not for money or territory. <text:s/></text:span><text:span text:style-name="T39">"Now the United States will </text:span><text:span text:style-name="T39">make no demand upon </text:span><text:span text:style-name="T53">any nation. There is no longer to be different nations of the world, but the</text:span><text:span text:style-name="T11"> United </text:span><text:span text:style-name="T11">Kingdom of the World</text:span><text:span text:style-name="T53">. The United States is to dictate peace to the world on the terms of brotherly </text:span><text:span text:style-name="T53">love. We will take no territory nor demand any indemnity. We will retain the gold supply of the world but </text:span><text:span text:style-name="T53">will</text:span><text:span text:style-name="T11"> follow the admonition of Jesus Christ when he said 'Feed my Lambs.'</text:span><text:span text:style-name="T53"> We will lend a helping </text:span><text:span text:style-name="T11">hand</text:span><text:span text:style-name="T53"> to any nation that needs it. You are to return to your homes and loved ones and tell them that the </text:span><text:span text:style-name="T11">spirit of God</text:span><text:span text:style-name="T53">, which is all-powerful and able to destroy, is ever </text:span><text:span text:style-name="T11">merciful</text:span><text:span text:style-name="T53"> and just and has spared your </text:span><text:span text:style-name="T53">lives and liberty. We refuse to take your money or territory and in return only ask and demand that you </text:span><text:span text:style-name="T53">do unto others as you would have them do unto you and as we have done unto you.</text:span></text:p>
          </table:table-cell>
          <table:table-cell table:number-columns-repeated="1019"/>
        </table:table-row>
        <table:table-row table:style-name="ro74">
          <table:table-cell/>
          <table:table-cell office:value-type="string">
            <text:p>410</text:p>
          </table:table-cell>
          <table:table-cell table:number-columns-repeated="2"/>
          <table:table-cell table:style-name="ce107" office:value-type="string">
            <text:p><text:span text:style-name="T54">"I demand that the </text:span><text:span text:style-name="T45">terms of peace</text:span><text:span text:style-name="T54"> be</text:span><text:span text:style-name="T45"> sign</text:span><text:span text:style-name="T54">ed by women as well as men. They are </text:span><text:span text:style-name="T54">more just and </text:span><text:span text:style-name="T45">merciful</text:span><text:span text:style-name="T54"> and will rule the country in the future. If women must continue </text:span><text:span text:style-name="T54">to be the mothers of our men, they must have the right to decide whether their sons </text:span><text:span text:style-name="T54">shall be sent to war or not. It will take time to </text:span><text:span text:style-name="T45">arrange the plans for cities and </text:span><text:span text:style-name="T45">countries as outlined by Ezekiel</text:span><text:span text:style-name="T54"> and I expect that the terms will be acceptable and </text:span><text:span text:style-name="T54">signed by </text:span><text:span text:style-name="T36">the good women of every nation. </text:span><text:span text:style-name="T27">"It is understood and agreed that the United </text:span><text:span text:style-name="T27">States will retain all of the inventions we now have for the prevention of war and I warn </text:span><text:span text:style-name="T27">you that if necessity ever demands it, for the protection of peace of the world, that a </text:span><text:span text:style-name="T27">machine can be built which will destroy every living soul on the earth. It can be directed </text:span><text:span text:style-name="T27">from New York City by a lone man without ever leaving here and do complete </text:span><text:span text:style-name="T27">destructive work. This is only a warning and not a threat. You have seen the power </text:span><text:span text:style-name="T27">demonstrated by </text:span><text:span text:style-name="T45">Marie the Angel of Mercy</text:span><text:span text:style-name="T27">, and </text:span><text:span text:style-name="T45">mercy</text:span><text:span text:style-name="T27"> shown. You must respect this </text:span><text:span text:style-name="T45">divine law </text:span><text:span text:style-name="T27">and </text:span><text:span text:style-name="T45">divine power.</text:span><text:span text:style-name="T27"> Remember that this </text:span><text:span text:style-name="T45">victory</text:span><text:span text:style-name="T27"> is according to God's plan </text:span><text:span text:style-name="T27">and God's will. I take no credit to myself and for myself and my country ask nothing, </text:span><text:span text:style-name="T27">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77">
          <table:table-cell/>
          <table:table-cell office:value-type="string">
            <text:p>412-413 (“mercy” mentioned on pg. 413)</text:p>
          </table:table-cell>
          <table:table-cell table:number-columns-repeated="2"/>
          <table:table-cell table:style-name="ce104"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8">faith</text:span> never faltered, and when she disappeared, I <text:span text:style-name="T8">hoped</text:span> and <text:span text:style-name="T8">prayed</text:span> that she would live and still <text:span text:style-name="T8">hope</text:span> she is alive. I knew she had <text:span text:style-name="T8">faith</text:span> in me, <text:span text:style-name="T8">love</text:span> for me and the power of that <text:span text:style-name="T8">love</text:span> has given me the power to <text:span text:style-name="T8">destroy </text:span><text:span text:style-name="T8">the world</text:span>, but her love has left <text:span text:style-name="T8">charity</text:span> in my <text:span text:style-name="T8">heart</text:span> and for that <text:span text:style-name="T8">love</text:span> I have dealt with the enemy with<text:span text:style-name="T8"> </text:span><text:span text:style-name="T8">love</text:span> and <text:span text:style-name="T8">mercy</text:span>. All the <text:span text:style-name="T8">money</text:span>, <text:span text:style-name="T8">power</text:span> and <text:span text:style-name="T8">glory</text:span> that you can give me are empty and cannot supply the aching void in my heart for her. <text:s/>The greatest gift that could be bestowed would be to return her to me with all the <text:span text:style-name="T8">love</text:span> and <text:span text:style-name="T8">confidence</text:span> that she had in me on<text:span text:style-name="T8"> June 5th, 1927.</text:span></text:p>
          </table:table-cell>
          <table:table-cell table:number-columns-repeated="1019"/>
        </table:table-row>
        <table:table-row table:style-name="ro35">
          <table:table-cell/>
          <table:table-cell office:value-type="string">
            <text:p>415-416 (“mercy” mentioned on pg. 415)</text:p>
          </table:table-cell>
          <table:table-cell table:number-columns-repeated="2"/>
          <table:table-cell table:style-name="ce104" office:value-type="string">
            <text:p>Turning to the Supreme Commander he said: "I will no longer address you as the Supreme Commander Robert Gordon, but as my friend and comrade. This is the happiest moment of my life and I now realize that <text:span text:style-name="T8">justice</text:span>, <text:span text:style-name="T8">mercy</text:span> and <text:span text:style-name="T8">truth</text:span> always will be rewarded. You have been <text:span text:style-name="T8">unselfish</text:span> and since the day that you wrote <text:span text:style-name="T8">the famous letter</text:span> that won Marie and <text:span text:style-name="T8">the Garden of Love</text:span>, you have kept your promise and been <text:span text:style-name="T8">unselfish</text:span>. <text:s/>Your first thought has been of your country in time of need. You have been <text:span text:style-name="T8">loyal to </text:span><text:span text:style-name="T8">your mother, true and faithful to Marie</text:span> and now I want to <text:span text:style-name="T8">read Marie's letter to you written the day </text:span><text:span text:style-name="T8">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77">
          <table:table-cell/>
          <table:table-cell office:value-type="string">
            <text:p>417-418 (“mercy” mentioned on pg. 417 and pg. 418)</text:p>
          </table:table-cell>
          <table:table-cell table:number-columns-repeated="2"/>
          <table:table-cell table:style-name="ce104"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8">You have honored and </text:span><text:span text:style-name="T8">respected the land that gave you birth.</text:span> Your <text:span text:style-name="T8">love</text:span> and <text:span text:style-name="T8">faithfulness</text:span> to Marie Stanton has guided you to <text:span text:style-name="T8">success</text:span> and <text:span text:style-name="T8">victory</text:span>, because it was an <text:span text:style-name="T8">unselfish love</text:span>. The great God who gave His only begotten son to save the world that He <text:span text:style-name="T8">loved</text:span> has not been unmindful of you and your devotion to His <text:span text:style-name="T8">wisdom</text:span>. You have followed His example of<text:span text:style-name="T8"> love and mercy</text:span>. You have kept the <text:span text:style-name="T8">faith</text:span>. <text:s/>You have preserved the life of your nation and the all wise God in His <text:span text:style-name="T8">wisdom and mercy</text:span>, has preserved for you the life of Marie Stanton. Robert Gordon, my friend and comrade, I now take pleasure in presenting to you Marie Stanton."</text:p>
          </table:table-cell>
          <table:table-cell table:number-columns-repeated="1019"/>
        </table:table-row>
        <table:table-row table:style-name="ro13" table:number-rows-repeated="32">
          <table:table-cell table:number-columns-repeated="4"/>
          <table:table-cell table:style-name="ce104"/>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102" table:default-cell-style-name="ce112"/>
        <table:table-column table:style-name="co103" table:default-cell-style-name="ce112"/>
        <table:table-column table:style-name="co104" table:default-cell-style-name="ce112"/>
        <table:table-column table:style-name="co4" table:default-cell-style-name="ce112"/>
        <table:table-column table:style-name="co25" table:default-cell-style-name="ce112"/>
        <table:table-column table:style-name="co42" table:default-cell-style-name="ce112"/>
        <table:table-column table:style-name="co4" table:number-columns-repeated="1018" table:default-cell-style-name="ce112"/>
        <table:table-row table:style-name="ro1">
          <table:table-cell table:style-name="Default" office:value-type="string">
            <text:p>rluu: I've searched for the relevant pages for this invention by searching for the word “pocket.” <text:s/>I still need to do a search with the word “radio” and find the relevant excerpts.</text:p>
          </table:table-cell>
          <table:table-cell table:style-name="Default" table:number-columns-repeated="5"/>
          <table:table-cell table:number-columns-repeated="1018"/>
        </table:table-row>
        <table:table-row table:style-name="ro14">
          <table:table-cell table:style-name="ce109" office:value-type="string">
            <text:p>Chapter</text:p>
          </table:table-cell>
          <table:table-cell table:style-name="ce109" office:value-type="string">
            <text:p>Page</text:p>
          </table:table-cell>
          <table:table-cell table:style-name="ce109" office:value-type="string">
            <text:p>Timestamp given</text:p>
          </table:table-cell>
          <table:table-cell table:style-name="ce109" office:value-type="string">
            <text:p>Actual timestamp</text:p>
          </table:table-cell>
          <table:table-cell table:style-name="ce109" office:value-type="string">
            <text:p>Event</text:p>
          </table:table-cell>
          <table:table-cell table:style-name="ce109" office:value-type="string">
            <text:p>Notes/Comments</text:p>
          </table:table-cell>
          <table:table-cell table:number-columns-repeated="1018"/>
        </table:table-row>
        <table:table-row table:style-name="ro78">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113" office:value-type="string">
            <text:p><text:span text:style-name="T10"><text:s/></text:span><text:span text:style-name="T10">With the great progress in radio messages thru the air, and radiograms, Robert knew that in time of war, </text:span><text:span text:style-name="T50"><text:s/>secret communications would be necessary. Spies could </text:span><text:span text:style-name="T10">steal codes, and messages sent over the radio could be interpreted;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text:span><text:span text:style-name="T50"><text:s/>secret and have it ready to aid the United States at a </text:span><text:span text:style-name="T10">time when they would need it most.</text:span></text:p>
          </table:table-cell>
          <table:table-cell table:number-columns-repeated="1019"/>
        </table:table-row>
        <table:table-row table:style-name="ro16">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8">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50">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radioed the news with his <text:span text:style-name="T8">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26">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8">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8">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50">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8">Feeling in his pocket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6">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8">first time </text:span>he thought of his <text:span text:style-name="T8">Pocket-Radio</text:span>. Before he could get it out of his pocket, he received the S.O.S. signal from Walter and answered, telling him what had happened and where he was.</text:p>
          </table:table-cell>
          <table:table-cell table:style-name="ce114" office:value-type="string">
            <text:p><text:span text:style-name="T51">Attack on San Francisco. <text:s/>Why is “Pocket-Radio” hypenated?</text:span></text:p>
          </table:table-cell>
          <table:table-cell table:number-columns-repeated="1018"/>
        </table:table-row>
        <table:table-row table:style-name="ro78">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8">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8">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14" office:value-type="string">
            <text:p>Capture of Captain Robert Gordon by the Japanese at the attack on San Francisco.</text:p>
          </table:table-cell>
          <table:table-cell table:number-columns-repeated="1018"/>
        </table:table-row>
        <table:table-row table:style-name="ro79">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8">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8"> secret radio</text:span> and that with this it would make the <text:span text:style-name="T8">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32">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8">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6">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8">moving heaven and earth </text:span>to prevent the advance of the enemy toward the East. Many people on the coast had become frightened and moved to Denver for protection. Robert brought the new invention which he called the<text:span text:style-name="T8"> "Radio Annulifier."</text:span> <text:s/>The Spaniards and Japanese were making use of Robert's<text:span text:style-name="T8">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8">Pocket-Radio</text:span> with which they were able to transmit orders without sound or fear of detection. They had to resort to the old method of using <text:span text:style-name="T8">radios</text:span> and <text:span text:style-name="T8">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50">
          <table:table-cell/>
          <table:table-cell office:value-type="string">
            <text:p>339-340 (“Pocket-Radio” mentioned on pg. 339 and pg. 340).</text:p>
          </table:table-cell>
          <table:table-cell table:number-columns-repeated="2"/>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8">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8">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77">
          <table:table-cell/>
          <table:table-cell office:value-type="string">
            <text:p>344-345 (“Pocket-Radio” mentioned on pg. 345).</text:p>
          </table:table-cell>
          <table:table-cell table:number-columns-repeated="2"/>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8">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2">11/12/2012</text:date>, <text:time>12:2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12T12:20:21</dc:date>
    <meta:editing-duration>P8DT15H58M25S</meta:editing-duration>
    <meta:editing-cycles>136</meta:editing-cycles>
    <meta:generator>LibreOffice/3.4$Unix LibreOffice_project/340m1$Build-1505</meta:generator>
    <dc:creator>Ryan </dc:creator>
    <meta:document-statistic meta:table-count="15" meta:cell-count="755" meta:object-count="0"/>
  </office:meta>
</office:document-meta>
</file>